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54a5ef966d0262a849e7faa1b2336d3" style:family="table-column">
      <style:table-column-properties fo:break-before="auto" style:use-optimal-column-width="false" style:column-width="6cm"/>
    </style:style>
    <style:style style:name="odsStyleTableColumn-f56f0c3d2ef3ae7b718902e1180bc57a" style:family="table-column">
      <style:table-column-properties fo:break-before="auto" style:use-optimal-column-width="false" style:column-width="5cm"/>
    </style:style>
    <style:style style:name="odsStyleTableColumn-7b6fd489ba3cdf972161bb1fc4f5958c" style:family="table-column">
      <style:table-column-properties fo:break-before="auto" style:use-optimal-column-width="false" style:column-width="3cm"/>
    </style:style>
    <style:style style:name="odsStyleTableCell-333ff79ad12a1d913ab934b70d4e51cd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fd8a64e3a702a9988d9131077ad8c3f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c2aa431cc238845f2089e548cd25300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ef54a58e74f33f42cfeaa00358da745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db46edef6abd7720c6d8c4d93b1245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4e72f6bcb1cd06f300ddaa3579fa71b5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54a5ef966d0262a849e7faa1b2336d3" table:default-cell-style-name="Default"/>
        <table:table-column table:style-name="odsStyleTableColumn-f56f0c3d2ef3ae7b718902e1180bc57a" table:default-cell-style-name="Default"/>
        <table:table-column table:style-name="odsStyleTableColumn-7b6fd489ba3cdf972161bb1fc4f5958c" table:default-cell-style-name="Default"/>
        <table:table-column table:style-name="odsStyleTableColumn-7b6fd489ba3cdf972161bb1fc4f5958c" table:default-cell-style-name="Default"/>
        <table:table-column table:style-name="odsStyleTableColumn-7b6fd489ba3cdf972161bb1fc4f5958c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33ff79ad12a1d913ab934b70d4e51cd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fd8a64e3a702a9988d9131077ad8c3f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fd8a64e3a702a9988d9131077ad8c3f" table:number-columns-spanned="5" table:number-rows-spanned="1" office:value-type="string">
            <text:p>TABLA No. 34-24</text:p>
          </table:table-cell>
          <table:covered-table-cell table:number-columns-repeated="4"/>
        </table:table-row>
        <table:table-row table:style-name="ro1">
          <table:table-cell table:style-name="odsStyleTableCell-4fd8a64e3a702a9988d9131077ad8c3f" table:number-columns-spanned="5" table:number-rows-spanned="1" office:value-type="string">
            <text:p>TABLA DE COTIZACIONES DEL 21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fd8a64e3a702a9988d9131077ad8c3f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c2aa431cc238845f2089e548cd253004" office:value-type="string">
            <text:p>PAIS</text:p>
          </table:table-cell>
          <table:table-cell table:style-name="odsStyleTableCell-c2aa431cc238845f2089e548cd253004" office:value-type="string">
            <text:p>UNIDAD MONETARIA</text:p>
          </table:table-cell>
          <table:table-cell table:style-name="odsStyleTableCell-c2aa431cc238845f2089e548cd253004" office:value-type="string">
            <text:p>MONEDA</text:p>
          </table:table-cell>
          <table:table-cell table:style-name="odsStyleTableCell-c2aa431cc238845f2089e548cd253004" office:value-type="string">
            <text:p>TIPO DE CAMBIO EN Bs POR UNIDAD DE MONEDA EXTRANJERA</text:p>
          </table:table-cell>
          <table:table-cell table:style-name="odsStyleTableCell-c2aa431cc238845f2089e548cd253004" office:value-type="string">
            <text:p>TIPO DE CAMBIO EN M.E.</text:p>
          </table:table-cell>
        </table:table-row>
        <table:table-row table:style-name="ro1">
          <table:table-cell table:style-name="odsStyleTableCell-aef54a58e74f33f42cfeaa00358da745" office:value-type="string">
            <text:p>ESTADOS UNIDOS</text:p>
          </table:table-cell>
          <table:table-cell table:style-name="odsStyleTableCell-aef54a58e74f33f42cfeaa00358da745" office:value-type="string">
            <text:p>DOLAR VENTA</text:p>
          </table:table-cell>
          <table:table-cell table:style-name="odsStyleTableCell-aef54a58e74f33f42cfeaa00358da745" office:value-type="string">
            <text:p>USD.VENTA</text:p>
          </table:table-cell>
          <table:table-cell table:style-name="odsStyleTableCell-1db46edef6abd7720c6d8c4d93b12455" office:value-type="string">
            <text:p>6.96000</text:p>
          </table:table-cell>
          <table:table-cell table:style-name="odsStyleTableCell-1db46edef6abd7720c6d8c4d93b12455" office:value-type="string">
            <text:p/>
          </table:table-cell>
        </table:table-row>
        <table:table-row table:style-name="ro1">
          <table:table-cell table:style-name="odsStyleTableCell-aef54a58e74f33f42cfeaa00358da745" office:value-type="string">
            <text:p>ESTADOS UNIDOS</text:p>
          </table:table-cell>
          <table:table-cell table:style-name="odsStyleTableCell-aef54a58e74f33f42cfeaa00358da745" office:value-type="string">
            <text:p>DOLAR COMPRA</text:p>
          </table:table-cell>
          <table:table-cell table:style-name="odsStyleTableCell-aef54a58e74f33f42cfeaa00358da745" office:value-type="string">
            <text:p>USD.COMPRA</text:p>
          </table:table-cell>
          <table:table-cell table:style-name="odsStyleTableCell-1db46edef6abd7720c6d8c4d93b12455" office:value-type="string">
            <text:p>6.86000</text:p>
          </table:table-cell>
          <table:table-cell table:style-name="odsStyleTableCell-1db46edef6abd7720c6d8c4d93b12455" office:value-type="string">
            <text:p/>
          </table:table-cell>
        </table:table-row>
        <table:table-row table:style-name="ro1">
          <table:table-cell table:style-name="odsStyleTableCell-aef54a58e74f33f42cfeaa00358da745" office:value-type="string">
            <text:p>UNION EUROPEA</text:p>
          </table:table-cell>
          <table:table-cell table:style-name="odsStyleTableCell-aef54a58e74f33f42cfeaa00358da745" office:value-type="string">
            <text:p>EURO</text:p>
          </table:table-cell>
          <table:table-cell table:style-name="odsStyleTableCell-aef54a58e74f33f42cfeaa00358da745" office:value-type="string">
            <text:p>EUR</text:p>
          </table:table-cell>
          <table:table-cell table:style-name="odsStyleTableCell-1db46edef6abd7720c6d8c4d93b12455" office:value-type="string">
            <text:p>7.41566</text:p>
          </table:table-cell>
          <table:table-cell table:style-name="odsStyleTableCell-1db46edef6abd7720c6d8c4d93b12455" office:value-type="string">
            <text:p>0.92507</text:p>
          </table:table-cell>
        </table:table-row>
        <table:table-row table:style-name="ro1">
          <table:table-cell table:style-name="odsStyleTableCell-aef54a58e74f33f42cfeaa00358da745" office:value-type="string">
            <text:p>JAPON</text:p>
          </table:table-cell>
          <table:table-cell table:style-name="odsStyleTableCell-aef54a58e74f33f42cfeaa00358da745" office:value-type="string">
            <text:p>YEN</text:p>
          </table:table-cell>
          <table:table-cell table:style-name="odsStyleTableCell-aef54a58e74f33f42cfeaa00358da745" office:value-type="string">
            <text:p>JPY</text:p>
          </table:table-cell>
          <table:table-cell table:style-name="odsStyleTableCell-1db46edef6abd7720c6d8c4d93b12455" office:value-type="string">
            <text:p>0.04576</text:p>
          </table:table-cell>
          <table:table-cell table:style-name="odsStyleTableCell-1db46edef6abd7720c6d8c4d93b12455" office:value-type="string">
            <text:p>149.91000</text:p>
          </table:table-cell>
        </table:table-row>
        <table:table-row table:style-name="ro1">
          <table:table-cell table:style-name="odsStyleTableCell-aef54a58e74f33f42cfeaa00358da745" office:value-type="string">
            <text:p>ARABIA SAUDITA</text:p>
          </table:table-cell>
          <table:table-cell table:style-name="odsStyleTableCell-aef54a58e74f33f42cfeaa00358da745" office:value-type="string">
            <text:p>RIYAL SAUDÍ</text:p>
          </table:table-cell>
          <table:table-cell table:style-name="odsStyleTableCell-aef54a58e74f33f42cfeaa00358da745" office:value-type="string">
            <text:p>SAR</text:p>
          </table:table-cell>
          <table:table-cell table:style-name="odsStyleTableCell-1db46edef6abd7720c6d8c4d93b12455" office:value-type="string">
            <text:p>1.82909</text:p>
          </table:table-cell>
          <table:table-cell table:style-name="odsStyleTableCell-1db46edef6abd7720c6d8c4d93b12455" office:value-type="string">
            <text:p>3.75050</text:p>
          </table:table-cell>
        </table:table-row>
        <table:table-row table:style-name="ro1">
          <table:table-cell table:style-name="odsStyleTableCell-aef54a58e74f33f42cfeaa00358da745" office:value-type="string">
            <text:p>ARGELIA</text:p>
          </table:table-cell>
          <table:table-cell table:style-name="odsStyleTableCell-aef54a58e74f33f42cfeaa00358da745" office:value-type="string">
            <text:p>DINAR ARGELINO</text:p>
          </table:table-cell>
          <table:table-cell table:style-name="odsStyleTableCell-aef54a58e74f33f42cfeaa00358da745" office:value-type="string">
            <text:p>DZD</text:p>
          </table:table-cell>
          <table:table-cell table:style-name="odsStyleTableCell-1db46edef6abd7720c6d8c4d93b12455" office:value-type="string">
            <text:p>0.05108</text:p>
          </table:table-cell>
          <table:table-cell table:style-name="odsStyleTableCell-1db46edef6abd7720c6d8c4d93b12455" office:value-type="string">
            <text:p>134.29940</text:p>
          </table:table-cell>
        </table:table-row>
        <table:table-row table:style-name="ro1">
          <table:table-cell table:style-name="odsStyleTableCell-aef54a58e74f33f42cfeaa00358da745" office:value-type="string">
            <text:p>ARGENTINA</text:p>
          </table:table-cell>
          <table:table-cell table:style-name="odsStyleTableCell-aef54a58e74f33f42cfeaa00358da745" office:value-type="string">
            <text:p>PESO</text:p>
          </table:table-cell>
          <table:table-cell table:style-name="odsStyleTableCell-aef54a58e74f33f42cfeaa00358da745" office:value-type="string">
            <text:p>ARS</text:p>
          </table:table-cell>
          <table:table-cell table:style-name="odsStyleTableCell-1db46edef6abd7720c6d8c4d93b12455" office:value-type="string">
            <text:p>0.00819</text:p>
          </table:table-cell>
          <table:table-cell table:style-name="odsStyleTableCell-1db46edef6abd7720c6d8c4d93b12455" office:value-type="string">
            <text:p>837.29550</text:p>
          </table:table-cell>
        </table:table-row>
        <table:table-row table:style-name="ro1">
          <table:table-cell table:style-name="odsStyleTableCell-aef54a58e74f33f42cfeaa00358da745" office:value-type="string">
            <text:p>AUSTRALIA</text:p>
          </table:table-cell>
          <table:table-cell table:style-name="odsStyleTableCell-aef54a58e74f33f42cfeaa00358da745" office:value-type="string">
            <text:p>DÓLAR</text:p>
          </table:table-cell>
          <table:table-cell table:style-name="odsStyleTableCell-aef54a58e74f33f42cfeaa00358da745" office:value-type="string">
            <text:p>AUD</text:p>
          </table:table-cell>
          <table:table-cell table:style-name="odsStyleTableCell-1db46edef6abd7720c6d8c4d93b12455" office:value-type="string">
            <text:p>4.49535</text:p>
          </table:table-cell>
          <table:table-cell table:style-name="odsStyleTableCell-1db46edef6abd7720c6d8c4d93b12455" office:value-type="string">
            <text:p>1.52602</text:p>
          </table:table-cell>
        </table:table-row>
        <table:table-row table:style-name="ro1">
          <table:table-cell table:style-name="odsStyleTableCell-aef54a58e74f33f42cfeaa00358da745" office:value-type="string">
            <text:p>BRASIL</text:p>
          </table:table-cell>
          <table:table-cell table:style-name="odsStyleTableCell-aef54a58e74f33f42cfeaa00358da745" office:value-type="string">
            <text:p>REAL</text:p>
          </table:table-cell>
          <table:table-cell table:style-name="odsStyleTableCell-aef54a58e74f33f42cfeaa00358da745" office:value-type="string">
            <text:p>BRL</text:p>
          </table:table-cell>
          <table:table-cell table:style-name="odsStyleTableCell-1db46edef6abd7720c6d8c4d93b12455" office:value-type="string">
            <text:p>1.39151</text:p>
          </table:table-cell>
          <table:table-cell table:style-name="odsStyleTableCell-1db46edef6abd7720c6d8c4d93b12455" office:value-type="string">
            <text:p>4.92990</text:p>
          </table:table-cell>
        </table:table-row>
        <table:table-row table:style-name="ro1">
          <table:table-cell table:style-name="odsStyleTableCell-aef54a58e74f33f42cfeaa00358da745" office:value-type="string">
            <text:p>CANADA</text:p>
          </table:table-cell>
          <table:table-cell table:style-name="odsStyleTableCell-aef54a58e74f33f42cfeaa00358da745" office:value-type="string">
            <text:p>DÓLAR</text:p>
          </table:table-cell>
          <table:table-cell table:style-name="odsStyleTableCell-aef54a58e74f33f42cfeaa00358da745" office:value-type="string">
            <text:p>CAD</text:p>
          </table:table-cell>
          <table:table-cell table:style-name="odsStyleTableCell-1db46edef6abd7720c6d8c4d93b12455" office:value-type="string">
            <text:p>5.07209</text:p>
          </table:table-cell>
          <table:table-cell table:style-name="odsStyleTableCell-1db46edef6abd7720c6d8c4d93b12455" office:value-type="string">
            <text:p>1.35250</text:p>
          </table:table-cell>
        </table:table-row>
        <table:table-row table:style-name="ro1">
          <table:table-cell table:style-name="odsStyleTableCell-aef54a58e74f33f42cfeaa00358da745" office:value-type="string">
            <text:p>CHILE</text:p>
          </table:table-cell>
          <table:table-cell table:style-name="odsStyleTableCell-aef54a58e74f33f42cfeaa00358da745" office:value-type="string">
            <text:p>PESO</text:p>
          </table:table-cell>
          <table:table-cell table:style-name="odsStyleTableCell-aef54a58e74f33f42cfeaa00358da745" office:value-type="string">
            <text:p>CLP</text:p>
          </table:table-cell>
          <table:table-cell table:style-name="odsStyleTableCell-1db46edef6abd7720c6d8c4d93b12455" office:value-type="string">
            <text:p>0.00712</text:p>
          </table:table-cell>
          <table:table-cell table:style-name="odsStyleTableCell-1db46edef6abd7720c6d8c4d93b12455" office:value-type="string">
            <text:p>962.81000</text:p>
          </table:table-cell>
        </table:table-row>
        <table:table-row table:style-name="ro1">
          <table:table-cell table:style-name="odsStyleTableCell-aef54a58e74f33f42cfeaa00358da745" office:value-type="string">
            <text:p>COLOMBIA</text:p>
          </table:table-cell>
          <table:table-cell table:style-name="odsStyleTableCell-aef54a58e74f33f42cfeaa00358da745" office:value-type="string">
            <text:p>PESO</text:p>
          </table:table-cell>
          <table:table-cell table:style-name="odsStyleTableCell-aef54a58e74f33f42cfeaa00358da745" office:value-type="string">
            <text:p>COP</text:p>
          </table:table-cell>
          <table:table-cell table:style-name="odsStyleTableCell-1db46edef6abd7720c6d8c4d93b12455" office:value-type="string">
            <text:p>0.00175</text:p>
          </table:table-cell>
          <table:table-cell table:style-name="odsStyleTableCell-1db46edef6abd7720c6d8c4d93b12455" office:value-type="string">
            <text:p>3,923.27000</text:p>
          </table:table-cell>
        </table:table-row>
        <table:table-row table:style-name="ro1">
          <table:table-cell table:style-name="odsStyleTableCell-aef54a58e74f33f42cfeaa00358da745" office:value-type="string">
            <text:p>COREA DEL SUR</text:p>
          </table:table-cell>
          <table:table-cell table:style-name="odsStyleTableCell-aef54a58e74f33f42cfeaa00358da745" office:value-type="string">
            <text:p>WON</text:p>
          </table:table-cell>
          <table:table-cell table:style-name="odsStyleTableCell-aef54a58e74f33f42cfeaa00358da745" office:value-type="string">
            <text:p>KRW</text:p>
          </table:table-cell>
          <table:table-cell table:style-name="odsStyleTableCell-1db46edef6abd7720c6d8c4d93b12455" office:value-type="string">
            <text:p>0.00513</text:p>
          </table:table-cell>
          <table:table-cell table:style-name="odsStyleTableCell-1db46edef6abd7720c6d8c4d93b12455" office:value-type="string">
            <text:p>1,337.47000</text:p>
          </table:table-cell>
        </table:table-row>
        <table:table-row table:style-name="ro1">
          <table:table-cell table:style-name="odsStyleTableCell-aef54a58e74f33f42cfeaa00358da745" office:value-type="string">
            <text:p>COSTA RICA</text:p>
          </table:table-cell>
          <table:table-cell table:style-name="odsStyleTableCell-aef54a58e74f33f42cfeaa00358da745" office:value-type="string">
            <text:p>COLON COSTARRICENSE</text:p>
          </table:table-cell>
          <table:table-cell table:style-name="odsStyleTableCell-aef54a58e74f33f42cfeaa00358da745" office:value-type="string">
            <text:p>CRC</text:p>
          </table:table-cell>
          <table:table-cell table:style-name="odsStyleTableCell-1db46edef6abd7720c6d8c4d93b12455" office:value-type="string">
            <text:p>0.01329</text:p>
          </table:table-cell>
          <table:table-cell table:style-name="odsStyleTableCell-1db46edef6abd7720c6d8c4d93b12455" office:value-type="string">
            <text:p>516.16000</text:p>
          </table:table-cell>
        </table:table-row>
        <table:table-row table:style-name="ro1">
          <table:table-cell table:style-name="odsStyleTableCell-aef54a58e74f33f42cfeaa00358da745" office:value-type="string">
            <text:p>REPUBLICA CHECA</text:p>
          </table:table-cell>
          <table:table-cell table:style-name="odsStyleTableCell-aef54a58e74f33f42cfeaa00358da745" office:value-type="string">
            <text:p>CORONA CHECA</text:p>
          </table:table-cell>
          <table:table-cell table:style-name="odsStyleTableCell-aef54a58e74f33f42cfeaa00358da745" office:value-type="string">
            <text:p>CZK</text:p>
          </table:table-cell>
          <table:table-cell table:style-name="odsStyleTableCell-1db46edef6abd7720c6d8c4d93b12455" office:value-type="string">
            <text:p>0.29239</text:p>
          </table:table-cell>
          <table:table-cell table:style-name="odsStyleTableCell-1db46edef6abd7720c6d8c4d93b12455" office:value-type="string">
            <text:p>23.46180</text:p>
          </table:table-cell>
        </table:table-row>
        <table:table-row table:style-name="ro1">
          <table:table-cell table:style-name="odsStyleTableCell-aef54a58e74f33f42cfeaa00358da745" office:value-type="string">
            <text:p>DINAMARCA</text:p>
          </table:table-cell>
          <table:table-cell table:style-name="odsStyleTableCell-aef54a58e74f33f42cfeaa00358da745" office:value-type="string">
            <text:p>CORONA</text:p>
          </table:table-cell>
          <table:table-cell table:style-name="odsStyleTableCell-aef54a58e74f33f42cfeaa00358da745" office:value-type="string">
            <text:p>DKK</text:p>
          </table:table-cell>
          <table:table-cell table:style-name="odsStyleTableCell-1db46edef6abd7720c6d8c4d93b12455" office:value-type="string">
            <text:p>0.99484</text:p>
          </table:table-cell>
          <table:table-cell table:style-name="odsStyleTableCell-1db46edef6abd7720c6d8c4d93b12455" office:value-type="string">
            <text:p>6.89560</text:p>
          </table:table-cell>
        </table:table-row>
        <table:table-row table:style-name="ro1">
          <table:table-cell table:style-name="odsStyleTableCell-aef54a58e74f33f42cfeaa00358da745" office:value-type="string">
            <text:p>ECUADOR</text:p>
          </table:table-cell>
          <table:table-cell table:style-name="odsStyleTableCell-aef54a58e74f33f42cfeaa00358da745" office:value-type="string">
            <text:p>DÓLAR</text:p>
          </table:table-cell>
          <table:table-cell table:style-name="odsStyleTableCell-aef54a58e74f33f42cfeaa00358da745" office:value-type="string">
            <text:p>USD</text:p>
          </table:table-cell>
          <table:table-cell table:style-name="odsStyleTableCell-1db46edef6abd7720c6d8c4d93b12455" office:value-type="string">
            <text:p>6.86000</text:p>
          </table:table-cell>
          <table:table-cell table:style-name="odsStyleTableCell-1db46edef6abd7720c6d8c4d93b12455" office:value-type="string">
            <text:p>1.00000</text:p>
          </table:table-cell>
        </table:table-row>
        <table:table-row table:style-name="ro1">
          <table:table-cell table:style-name="odsStyleTableCell-aef54a58e74f33f42cfeaa00358da745" office:value-type="string">
            <text:p>EMIRATOS ARABES</text:p>
          </table:table-cell>
          <table:table-cell table:style-name="odsStyleTableCell-aef54a58e74f33f42cfeaa00358da745" office:value-type="string">
            <text:p>DIRHAM</text:p>
          </table:table-cell>
          <table:table-cell table:style-name="odsStyleTableCell-aef54a58e74f33f42cfeaa00358da745" office:value-type="string">
            <text:p>AED</text:p>
          </table:table-cell>
          <table:table-cell table:style-name="odsStyleTableCell-1db46edef6abd7720c6d8c4d93b12455" office:value-type="string">
            <text:p>1.86768</text:p>
          </table:table-cell>
          <table:table-cell table:style-name="odsStyleTableCell-1db46edef6abd7720c6d8c4d93b12455" office:value-type="string">
            <text:p>3.67300</text:p>
          </table:table-cell>
        </table:table-row>
        <table:table-row table:style-name="ro1">
          <table:table-cell table:style-name="odsStyleTableCell-aef54a58e74f33f42cfeaa00358da745" office:value-type="string">
            <text:p>FILIPINAS</text:p>
          </table:table-cell>
          <table:table-cell table:style-name="odsStyleTableCell-aef54a58e74f33f42cfeaa00358da745" office:value-type="string">
            <text:p>PESO FILIPINO</text:p>
          </table:table-cell>
          <table:table-cell table:style-name="odsStyleTableCell-aef54a58e74f33f42cfeaa00358da745" office:value-type="string">
            <text:p>PHP</text:p>
          </table:table-cell>
          <table:table-cell table:style-name="odsStyleTableCell-1db46edef6abd7720c6d8c4d93b12455" office:value-type="string">
            <text:p>0.12237</text:p>
          </table:table-cell>
          <table:table-cell table:style-name="odsStyleTableCell-1db46edef6abd7720c6d8c4d93b12455" office:value-type="string">
            <text:p>56.06100</text:p>
          </table:table-cell>
        </table:table-row>
        <table:table-row table:style-name="ro1">
          <table:table-cell table:style-name="odsStyleTableCell-aef54a58e74f33f42cfeaa00358da745" office:value-type="string">
            <text:p>HAITÍ</text:p>
          </table:table-cell>
          <table:table-cell table:style-name="odsStyleTableCell-aef54a58e74f33f42cfeaa00358da745" office:value-type="string">
            <text:p>GOURDE</text:p>
          </table:table-cell>
          <table:table-cell table:style-name="odsStyleTableCell-aef54a58e74f33f42cfeaa00358da745" office:value-type="string">
            <text:p>HTG</text:p>
          </table:table-cell>
          <table:table-cell table:style-name="odsStyleTableCell-1db46edef6abd7720c6d8c4d93b12455" office:value-type="string">
            <text:p>0.05216</text:p>
          </table:table-cell>
          <table:table-cell table:style-name="odsStyleTableCell-1db46edef6abd7720c6d8c4d93b12455" office:value-type="string">
            <text:p>131.50870</text:p>
          </table:table-cell>
        </table:table-row>
        <table:table-row table:style-name="ro1">
          <table:table-cell table:style-name="odsStyleTableCell-aef54a58e74f33f42cfeaa00358da745" office:value-type="string">
            <text:p>HONG KONG</text:p>
          </table:table-cell>
          <table:table-cell table:style-name="odsStyleTableCell-aef54a58e74f33f42cfeaa00358da745" office:value-type="string">
            <text:p>DÓLAR</text:p>
          </table:table-cell>
          <table:table-cell table:style-name="odsStyleTableCell-aef54a58e74f33f42cfeaa00358da745" office:value-type="string">
            <text:p>HKD</text:p>
          </table:table-cell>
          <table:table-cell table:style-name="odsStyleTableCell-1db46edef6abd7720c6d8c4d93b12455" office:value-type="string">
            <text:p>0.87717</text:p>
          </table:table-cell>
          <table:table-cell table:style-name="odsStyleTableCell-1db46edef6abd7720c6d8c4d93b12455" office:value-type="string">
            <text:p>7.82060</text:p>
          </table:table-cell>
        </table:table-row>
        <table:table-row table:style-name="ro1">
          <table:table-cell table:style-name="odsStyleTableCell-aef54a58e74f33f42cfeaa00358da745" office:value-type="string">
            <text:p>INDIA</text:p>
          </table:table-cell>
          <table:table-cell table:style-name="odsStyleTableCell-aef54a58e74f33f42cfeaa00358da745" office:value-type="string">
            <text:p>RUPIA</text:p>
          </table:table-cell>
          <table:table-cell table:style-name="odsStyleTableCell-aef54a58e74f33f42cfeaa00358da745" office:value-type="string">
            <text:p>INR</text:p>
          </table:table-cell>
          <table:table-cell table:style-name="odsStyleTableCell-1db46edef6abd7720c6d8c4d93b12455" office:value-type="string">
            <text:p>0.08268</text:p>
          </table:table-cell>
          <table:table-cell table:style-name="odsStyleTableCell-1db46edef6abd7720c6d8c4d93b12455" office:value-type="string">
            <text:p>82.97000</text:p>
          </table:table-cell>
        </table:table-row>
        <table:table-row table:style-name="ro1">
          <table:table-cell table:style-name="odsStyleTableCell-aef54a58e74f33f42cfeaa00358da745" office:value-type="string">
            <text:p>INDONESIA</text:p>
          </table:table-cell>
          <table:table-cell table:style-name="odsStyleTableCell-aef54a58e74f33f42cfeaa00358da745" office:value-type="string">
            <text:p>RUPIA INDONESIA</text:p>
          </table:table-cell>
          <table:table-cell table:style-name="odsStyleTableCell-aef54a58e74f33f42cfeaa00358da745" office:value-type="string">
            <text:p>IDR</text:p>
          </table:table-cell>
          <table:table-cell table:style-name="odsStyleTableCell-1db46edef6abd7720c6d8c4d93b12455" office:value-type="string">
            <text:p>0.00044</text:p>
          </table:table-cell>
          <table:table-cell table:style-name="odsStyleTableCell-1db46edef6abd7720c6d8c4d93b12455" office:value-type="string">
            <text:p>15,660.00000</text:p>
          </table:table-cell>
        </table:table-row>
        <table:table-row table:style-name="ro1">
          <table:table-cell table:style-name="odsStyleTableCell-aef54a58e74f33f42cfeaa00358da745" office:value-type="string">
            <text:p>ISRAEL</text:p>
          </table:table-cell>
          <table:table-cell table:style-name="odsStyleTableCell-aef54a58e74f33f42cfeaa00358da745" office:value-type="string">
            <text:p>NUEVO SÉQUEL</text:p>
          </table:table-cell>
          <table:table-cell table:style-name="odsStyleTableCell-aef54a58e74f33f42cfeaa00358da745" office:value-type="string">
            <text:p>ILS</text:p>
          </table:table-cell>
          <table:table-cell table:style-name="odsStyleTableCell-1db46edef6abd7720c6d8c4d93b12455" office:value-type="string">
            <text:p>1.86738</text:p>
          </table:table-cell>
          <table:table-cell table:style-name="odsStyleTableCell-1db46edef6abd7720c6d8c4d93b12455" office:value-type="string">
            <text:p>3.67360</text:p>
          </table:table-cell>
        </table:table-row>
        <table:table-row table:style-name="ro1">
          <table:table-cell table:style-name="odsStyleTableCell-aef54a58e74f33f42cfeaa00358da745" office:value-type="string">
            <text:p>MALASIA</text:p>
          </table:table-cell>
          <table:table-cell table:style-name="odsStyleTableCell-aef54a58e74f33f42cfeaa00358da745" office:value-type="string">
            <text:p>RINGGIT MALAYO</text:p>
          </table:table-cell>
          <table:table-cell table:style-name="odsStyleTableCell-aef54a58e74f33f42cfeaa00358da745" office:value-type="string">
            <text:p>MYR</text:p>
          </table:table-cell>
          <table:table-cell table:style-name="odsStyleTableCell-1db46edef6abd7720c6d8c4d93b12455" office:value-type="string">
            <text:p>1.42955</text:p>
          </table:table-cell>
          <table:table-cell table:style-name="odsStyleTableCell-1db46edef6abd7720c6d8c4d93b12455" office:value-type="string">
            <text:p>4.79870</text:p>
          </table:table-cell>
        </table:table-row>
        <table:table-row table:style-name="ro1">
          <table:table-cell table:style-name="odsStyleTableCell-aef54a58e74f33f42cfeaa00358da745" office:value-type="string">
            <text:p>MEXICO</text:p>
          </table:table-cell>
          <table:table-cell table:style-name="odsStyleTableCell-aef54a58e74f33f42cfeaa00358da745" office:value-type="string">
            <text:p>PESO</text:p>
          </table:table-cell>
          <table:table-cell table:style-name="odsStyleTableCell-aef54a58e74f33f42cfeaa00358da745" office:value-type="string">
            <text:p>MXN</text:p>
          </table:table-cell>
          <table:table-cell table:style-name="odsStyleTableCell-1db46edef6abd7720c6d8c4d93b12455" office:value-type="string">
            <text:p>0.40176</text:p>
          </table:table-cell>
          <table:table-cell table:style-name="odsStyleTableCell-1db46edef6abd7720c6d8c4d93b12455" office:value-type="string">
            <text:p>17.07490</text:p>
          </table:table-cell>
        </table:table-row>
        <table:table-row table:style-name="ro1">
          <table:table-cell table:style-name="odsStyleTableCell-aef54a58e74f33f42cfeaa00358da745" office:value-type="string">
            <text:p>NORUEGA</text:p>
          </table:table-cell>
          <table:table-cell table:style-name="odsStyleTableCell-aef54a58e74f33f42cfeaa00358da745" office:value-type="string">
            <text:p>CORONA</text:p>
          </table:table-cell>
          <table:table-cell table:style-name="odsStyleTableCell-aef54a58e74f33f42cfeaa00358da745" office:value-type="string">
            <text:p>NOK</text:p>
          </table:table-cell>
          <table:table-cell table:style-name="odsStyleTableCell-1db46edef6abd7720c6d8c4d93b12455" office:value-type="string">
            <text:p>0.65374</text:p>
          </table:table-cell>
          <table:table-cell table:style-name="odsStyleTableCell-1db46edef6abd7720c6d8c4d93b12455" office:value-type="string">
            <text:p>10.49340</text:p>
          </table:table-cell>
        </table:table-row>
        <table:table-row table:style-name="ro1">
          <table:table-cell table:style-name="odsStyleTableCell-aef54a58e74f33f42cfeaa00358da745" office:value-type="string">
            <text:p>PANAMÁ</text:p>
          </table:table-cell>
          <table:table-cell table:style-name="odsStyleTableCell-aef54a58e74f33f42cfeaa00358da745" office:value-type="string">
            <text:p>BALBOA</text:p>
          </table:table-cell>
          <table:table-cell table:style-name="odsStyleTableCell-aef54a58e74f33f42cfeaa00358da745" office:value-type="string">
            <text:p>PAB</text:p>
          </table:table-cell>
          <table:table-cell table:style-name="odsStyleTableCell-1db46edef6abd7720c6d8c4d93b12455" office:value-type="string">
            <text:p>6.86000</text:p>
          </table:table-cell>
          <table:table-cell table:style-name="odsStyleTableCell-1db46edef6abd7720c6d8c4d93b12455" office:value-type="string">
            <text:p>1.00000</text:p>
          </table:table-cell>
        </table:table-row>
        <table:table-row table:style-name="ro1">
          <table:table-cell table:style-name="odsStyleTableCell-aef54a58e74f33f42cfeaa00358da745" office:value-type="string">
            <text:p>PARAGUAY</text:p>
          </table:table-cell>
          <table:table-cell table:style-name="odsStyleTableCell-aef54a58e74f33f42cfeaa00358da745" office:value-type="string">
            <text:p>GUARANI</text:p>
          </table:table-cell>
          <table:table-cell table:style-name="odsStyleTableCell-aef54a58e74f33f42cfeaa00358da745" office:value-type="string">
            <text:p>PYG</text:p>
          </table:table-cell>
          <table:table-cell table:style-name="odsStyleTableCell-1db46edef6abd7720c6d8c4d93b12455" office:value-type="string">
            <text:p>0.00094</text:p>
          </table:table-cell>
          <table:table-cell table:style-name="odsStyleTableCell-1db46edef6abd7720c6d8c4d93b12455" office:value-type="string">
            <text:p>7,284.20000</text:p>
          </table:table-cell>
        </table:table-row>
        <table:table-row table:style-name="ro1">
          <table:table-cell table:style-name="odsStyleTableCell-aef54a58e74f33f42cfeaa00358da745" office:value-type="string">
            <text:p>PERU</text:p>
          </table:table-cell>
          <table:table-cell table:style-name="odsStyleTableCell-aef54a58e74f33f42cfeaa00358da745" office:value-type="string">
            <text:p>NUEVO SOL</text:p>
          </table:table-cell>
          <table:table-cell table:style-name="odsStyleTableCell-aef54a58e74f33f42cfeaa00358da745" office:value-type="string">
            <text:p>PEN</text:p>
          </table:table-cell>
          <table:table-cell table:style-name="odsStyleTableCell-1db46edef6abd7720c6d8c4d93b12455" office:value-type="string">
            <text:p>1.81362</text:p>
          </table:table-cell>
          <table:table-cell table:style-name="odsStyleTableCell-1db46edef6abd7720c6d8c4d93b12455" office:value-type="string">
            <text:p>3.78250</text:p>
          </table:table-cell>
        </table:table-row>
        <table:table-row table:style-name="ro1">
          <table:table-cell table:style-name="odsStyleTableCell-aef54a58e74f33f42cfeaa00358da745" office:value-type="string">
            <text:p>REINO UNIDO</text:p>
          </table:table-cell>
          <table:table-cell table:style-name="odsStyleTableCell-aef54a58e74f33f42cfeaa00358da745" office:value-type="string">
            <text:p>LIBRA</text:p>
          </table:table-cell>
          <table:table-cell table:style-name="odsStyleTableCell-aef54a58e74f33f42cfeaa00358da745" office:value-type="string">
            <text:p>GBP</text:p>
          </table:table-cell>
          <table:table-cell table:style-name="odsStyleTableCell-1db46edef6abd7720c6d8c4d93b12455" office:value-type="string">
            <text:p>8.65866</text:p>
          </table:table-cell>
          <table:table-cell table:style-name="odsStyleTableCell-1db46edef6abd7720c6d8c4d93b12455" office:value-type="string">
            <text:p>0.79227</text:p>
          </table:table-cell>
        </table:table-row>
        <table:table-row table:style-name="ro1">
          <table:table-cell table:style-name="odsStyleTableCell-aef54a58e74f33f42cfeaa00358da745" office:value-type="string">
            <text:p>REPÚBLICA DOMINICANA</text:p>
          </table:table-cell>
          <table:table-cell table:style-name="odsStyleTableCell-aef54a58e74f33f42cfeaa00358da745" office:value-type="string">
            <text:p>PESO DOMINICANO</text:p>
          </table:table-cell>
          <table:table-cell table:style-name="odsStyleTableCell-aef54a58e74f33f42cfeaa00358da745" office:value-type="string">
            <text:p>DOP</text:p>
          </table:table-cell>
          <table:table-cell table:style-name="odsStyleTableCell-1db46edef6abd7720c6d8c4d93b12455" office:value-type="string">
            <text:p>0.11706</text:p>
          </table:table-cell>
          <table:table-cell table:style-name="odsStyleTableCell-1db46edef6abd7720c6d8c4d93b12455" office:value-type="string">
            <text:p>58.60100</text:p>
          </table:table-cell>
        </table:table-row>
        <table:table-row table:style-name="ro1">
          <table:table-cell table:style-name="odsStyleTableCell-aef54a58e74f33f42cfeaa00358da745" office:value-type="string">
            <text:p>REP.POPULAR CHINA</text:p>
          </table:table-cell>
          <table:table-cell table:style-name="odsStyleTableCell-aef54a58e74f33f42cfeaa00358da745" office:value-type="string">
            <text:p>YUAN RENMINBI OFFSHORE</text:p>
          </table:table-cell>
          <table:table-cell table:style-name="odsStyleTableCell-aef54a58e74f33f42cfeaa00358da745" office:value-type="string">
            <text:p>CNH</text:p>
          </table:table-cell>
          <table:table-cell table:style-name="odsStyleTableCell-1db46edef6abd7720c6d8c4d93b12455" office:value-type="string">
            <text:p>0.95243</text:p>
          </table:table-cell>
          <table:table-cell table:style-name="odsStyleTableCell-1db46edef6abd7720c6d8c4d93b12455" office:value-type="string">
            <text:p>7.20260</text:p>
          </table:table-cell>
        </table:table-row>
        <table:table-row table:style-name="ro1">
          <table:table-cell table:style-name="odsStyleTableCell-aef54a58e74f33f42cfeaa00358da745" office:value-type="string">
            <text:p>RUSIA</text:p>
          </table:table-cell>
          <table:table-cell table:style-name="odsStyleTableCell-aef54a58e74f33f42cfeaa00358da745" office:value-type="string">
            <text:p>RUBLO RUSO</text:p>
          </table:table-cell>
          <table:table-cell table:style-name="odsStyleTableCell-aef54a58e74f33f42cfeaa00358da745" office:value-type="string">
            <text:p>RUB</text:p>
          </table:table-cell>
          <table:table-cell table:style-name="odsStyleTableCell-1db46edef6abd7720c6d8c4d93b12455" office:value-type="string">
            <text:p>0.07433</text:p>
          </table:table-cell>
          <table:table-cell table:style-name="odsStyleTableCell-1db46edef6abd7720c6d8c4d93b12455" office:value-type="string">
            <text:p>92.28520</text:p>
          </table:table-cell>
        </table:table-row>
        <table:table-row table:style-name="ro1">
          <table:table-cell table:style-name="odsStyleTableCell-aef54a58e74f33f42cfeaa00358da745" office:value-type="string">
            <text:p>SINGAPUR</text:p>
          </table:table-cell>
          <table:table-cell table:style-name="odsStyleTableCell-aef54a58e74f33f42cfeaa00358da745" office:value-type="string">
            <text:p>DÓLAR</text:p>
          </table:table-cell>
          <table:table-cell table:style-name="odsStyleTableCell-aef54a58e74f33f42cfeaa00358da745" office:value-type="string">
            <text:p>SGD</text:p>
          </table:table-cell>
          <table:table-cell table:style-name="odsStyleTableCell-1db46edef6abd7720c6d8c4d93b12455" office:value-type="string">
            <text:p>5.10493</text:p>
          </table:table-cell>
          <table:table-cell table:style-name="odsStyleTableCell-1db46edef6abd7720c6d8c4d93b12455" office:value-type="string">
            <text:p>1.34380</text:p>
          </table:table-cell>
        </table:table-row>
        <table:table-row table:style-name="ro1">
          <table:table-cell table:style-name="odsStyleTableCell-aef54a58e74f33f42cfeaa00358da745" office:value-type="string">
            <text:p>SUDÁFRICA</text:p>
          </table:table-cell>
          <table:table-cell table:style-name="odsStyleTableCell-aef54a58e74f33f42cfeaa00358da745" office:value-type="string">
            <text:p>RAND</text:p>
          </table:table-cell>
          <table:table-cell table:style-name="odsStyleTableCell-aef54a58e74f33f42cfeaa00358da745" office:value-type="string">
            <text:p>ZAR</text:p>
          </table:table-cell>
          <table:table-cell table:style-name="odsStyleTableCell-1db46edef6abd7720c6d8c4d93b12455" office:value-type="string">
            <text:p>0.36246</text:p>
          </table:table-cell>
          <table:table-cell table:style-name="odsStyleTableCell-1db46edef6abd7720c6d8c4d93b12455" office:value-type="string">
            <text:p>18.92630</text:p>
          </table:table-cell>
        </table:table-row>
        <table:table-row table:style-name="ro1">
          <table:table-cell table:style-name="odsStyleTableCell-aef54a58e74f33f42cfeaa00358da745" office:value-type="string">
            <text:p>SUECIA</text:p>
          </table:table-cell>
          <table:table-cell table:style-name="odsStyleTableCell-aef54a58e74f33f42cfeaa00358da745" office:value-type="string">
            <text:p>CORONA</text:p>
          </table:table-cell>
          <table:table-cell table:style-name="odsStyleTableCell-aef54a58e74f33f42cfeaa00358da745" office:value-type="string">
            <text:p>SEK</text:p>
          </table:table-cell>
          <table:table-cell table:style-name="odsStyleTableCell-1db46edef6abd7720c6d8c4d93b12455" office:value-type="string">
            <text:p>0.66194</text:p>
          </table:table-cell>
          <table:table-cell table:style-name="odsStyleTableCell-1db46edef6abd7720c6d8c4d93b12455" office:value-type="string">
            <text:p>10.36350</text:p>
          </table:table-cell>
        </table:table-row>
        <table:table-row table:style-name="ro1">
          <table:table-cell table:style-name="odsStyleTableCell-aef54a58e74f33f42cfeaa00358da745" office:value-type="string">
            <text:p>SUIZA</text:p>
          </table:table-cell>
          <table:table-cell table:style-name="odsStyleTableCell-aef54a58e74f33f42cfeaa00358da745" office:value-type="string">
            <text:p>FRANCO</text:p>
          </table:table-cell>
          <table:table-cell table:style-name="odsStyleTableCell-aef54a58e74f33f42cfeaa00358da745" office:value-type="string">
            <text:p>CHF</text:p>
          </table:table-cell>
          <table:table-cell table:style-name="odsStyleTableCell-1db46edef6abd7720c6d8c4d93b12455" office:value-type="string">
            <text:p>7.78396</text:p>
          </table:table-cell>
          <table:table-cell table:style-name="odsStyleTableCell-1db46edef6abd7720c6d8c4d93b12455" office:value-type="string">
            <text:p>0.88130</text:p>
          </table:table-cell>
        </table:table-row>
        <table:table-row table:style-name="ro1">
          <table:table-cell table:style-name="odsStyleTableCell-aef54a58e74f33f42cfeaa00358da745" office:value-type="string">
            <text:p>TAILANDIA</text:p>
          </table:table-cell>
          <table:table-cell table:style-name="odsStyleTableCell-aef54a58e74f33f42cfeaa00358da745" office:value-type="string">
            <text:p>THAI BAHT</text:p>
          </table:table-cell>
          <table:table-cell table:style-name="odsStyleTableCell-aef54a58e74f33f42cfeaa00358da745" office:value-type="string">
            <text:p>THB</text:p>
          </table:table-cell>
          <table:table-cell table:style-name="odsStyleTableCell-1db46edef6abd7720c6d8c4d93b12455" office:value-type="string">
            <text:p>0.19056</text:p>
          </table:table-cell>
          <table:table-cell table:style-name="odsStyleTableCell-1db46edef6abd7720c6d8c4d93b12455" office:value-type="string">
            <text:p>35.99900</text:p>
          </table:table-cell>
        </table:table-row>
        <table:table-row table:style-name="ro1">
          <table:table-cell table:style-name="odsStyleTableCell-aef54a58e74f33f42cfeaa00358da745" office:value-type="string">
            <text:p>TAIWAN</text:p>
          </table:table-cell>
          <table:table-cell table:style-name="odsStyleTableCell-aef54a58e74f33f42cfeaa00358da745" office:value-type="string">
            <text:p>DÓLAR</text:p>
          </table:table-cell>
          <table:table-cell table:style-name="odsStyleTableCell-aef54a58e74f33f42cfeaa00358da745" office:value-type="string">
            <text:p>TWD</text:p>
          </table:table-cell>
          <table:table-cell table:style-name="odsStyleTableCell-1db46edef6abd7720c6d8c4d93b12455" office:value-type="string">
            <text:p>0.21778</text:p>
          </table:table-cell>
          <table:table-cell table:style-name="odsStyleTableCell-1db46edef6abd7720c6d8c4d93b12455" office:value-type="string">
            <text:p>31.49900</text:p>
          </table:table-cell>
        </table:table-row>
        <table:table-row table:style-name="ro1">
          <table:table-cell table:style-name="odsStyleTableCell-aef54a58e74f33f42cfeaa00358da745" office:value-type="string">
            <text:p>TÚNEZ</text:p>
          </table:table-cell>
          <table:table-cell table:style-name="odsStyleTableCell-aef54a58e74f33f42cfeaa00358da745" office:value-type="string">
            <text:p>DINAR TUNECINO</text:p>
          </table:table-cell>
          <table:table-cell table:style-name="odsStyleTableCell-aef54a58e74f33f42cfeaa00358da745" office:value-type="string">
            <text:p>TND</text:p>
          </table:table-cell>
          <table:table-cell table:style-name="odsStyleTableCell-1db46edef6abd7720c6d8c4d93b12455" office:value-type="string">
            <text:p>2.19436</text:p>
          </table:table-cell>
          <table:table-cell table:style-name="odsStyleTableCell-1db46edef6abd7720c6d8c4d93b12455" office:value-type="string">
            <text:p>3.12620</text:p>
          </table:table-cell>
        </table:table-row>
        <table:table-row table:style-name="ro1">
          <table:table-cell table:style-name="odsStyleTableCell-aef54a58e74f33f42cfeaa00358da745" office:value-type="string">
            <text:p>TURQUÍA</text:p>
          </table:table-cell>
          <table:table-cell table:style-name="odsStyleTableCell-aef54a58e74f33f42cfeaa00358da745" office:value-type="string">
            <text:p>LIRA TURCA</text:p>
          </table:table-cell>
          <table:table-cell table:style-name="odsStyleTableCell-aef54a58e74f33f42cfeaa00358da745" office:value-type="string">
            <text:p>TRY</text:p>
          </table:table-cell>
          <table:table-cell table:style-name="odsStyleTableCell-1db46edef6abd7720c6d8c4d93b12455" office:value-type="string">
            <text:p>0.22186</text:p>
          </table:table-cell>
          <table:table-cell table:style-name="odsStyleTableCell-1db46edef6abd7720c6d8c4d93b12455" office:value-type="string">
            <text:p>30.92070</text:p>
          </table:table-cell>
        </table:table-row>
        <table:table-row table:style-name="ro1">
          <table:table-cell table:style-name="odsStyleTableCell-aef54a58e74f33f42cfeaa00358da745" office:value-type="string">
            <text:p>URUGUAY</text:p>
          </table:table-cell>
          <table:table-cell table:style-name="odsStyleTableCell-aef54a58e74f33f42cfeaa00358da745" office:value-type="string">
            <text:p>PESO</text:p>
          </table:table-cell>
          <table:table-cell table:style-name="odsStyleTableCell-aef54a58e74f33f42cfeaa00358da745" office:value-type="string">
            <text:p>UYU</text:p>
          </table:table-cell>
          <table:table-cell table:style-name="odsStyleTableCell-1db46edef6abd7720c6d8c4d93b12455" office:value-type="string">
            <text:p>0.17566</text:p>
          </table:table-cell>
          <table:table-cell table:style-name="odsStyleTableCell-1db46edef6abd7720c6d8c4d93b12455" office:value-type="string">
            <text:p>39.05250</text:p>
          </table:table-cell>
        </table:table-row>
        <table:table-row table:style-name="ro1">
          <table:table-cell table:style-name="odsStyleTableCell-aef54a58e74f33f42cfeaa00358da745" office:value-type="string">
            <text:p>VENEZUELA</text:p>
          </table:table-cell>
          <table:table-cell table:style-name="odsStyleTableCell-aef54a58e74f33f42cfeaa00358da745" office:value-type="string">
            <text:p>BOLIVAR DIGITAL</text:p>
          </table:table-cell>
          <table:table-cell table:style-name="odsStyleTableCell-aef54a58e74f33f42cfeaa00358da745" office:value-type="string">
            <text:p>VES</text:p>
          </table:table-cell>
          <table:table-cell table:style-name="odsStyleTableCell-1db46edef6abd7720c6d8c4d93b12455" office:value-type="string">
            <text:p>0.18907</text:p>
          </table:table-cell>
          <table:table-cell table:style-name="odsStyleTableCell-1db46edef6abd7720c6d8c4d93b12455" office:value-type="string">
            <text:p>36.28330</text:p>
          </table:table-cell>
        </table:table-row>
        <table:table-row table:style-name="ro1">
          <table:table-cell table:style-name="odsStyleTableCell-aef54a58e74f33f42cfeaa00358da745" office:value-type="string">
            <text:p>VIETNAM</text:p>
          </table:table-cell>
          <table:table-cell table:style-name="odsStyleTableCell-aef54a58e74f33f42cfeaa00358da745" office:value-type="string">
            <text:p>DONG</text:p>
          </table:table-cell>
          <table:table-cell table:style-name="odsStyleTableCell-aef54a58e74f33f42cfeaa00358da745" office:value-type="string">
            <text:p>VND</text:p>
          </table:table-cell>
          <table:table-cell table:style-name="odsStyleTableCell-1db46edef6abd7720c6d8c4d93b12455" office:value-type="string">
            <text:p>0.00028</text:p>
          </table:table-cell>
          <table:table-cell table:style-name="odsStyleTableCell-1db46edef6abd7720c6d8c4d93b12455" office:value-type="string">
            <text:p>24,528.20000</text:p>
          </table:table-cell>
        </table:table-row>
        <table:table-row table:style-name="ro1">
          <table:table-cell table:style-name="odsStyleTableCell-aef54a58e74f33f42cfeaa00358da745" office:value-type="string">
            <text:p/>
          </table:table-cell>
          <table:table-cell table:style-name="odsStyleTableCell-aef54a58e74f33f42cfeaa00358da745" office:value-type="string">
            <text:p>DERECHO ESPECIAL DE GIRO</text:p>
          </table:table-cell>
          <table:table-cell table:style-name="odsStyleTableCell-aef54a58e74f33f42cfeaa00358da745" office:value-type="string">
            <text:p>USD/D.E.G.</text:p>
          </table:table-cell>
          <table:table-cell table:style-name="odsStyleTableCell-1db46edef6abd7720c6d8c4d93b12455" office:value-type="string">
            <text:p/>
          </table:table-cell>
          <table:table-cell table:style-name="odsStyleTableCell-1db46edef6abd7720c6d8c4d93b12455" office:value-type="string">
            <text:p>1.32572</text:p>
          </table:table-cell>
        </table:table-row>
        <table:table-row table:style-name="ro1">
          <table:table-cell table:style-name="odsStyleTableCell-aef54a58e74f33f42cfeaa00358da745" office:value-type="string">
            <text:p/>
          </table:table-cell>
          <table:table-cell table:style-name="odsStyleTableCell-aef54a58e74f33f42cfeaa00358da745" office:value-type="string">
            <text:p>UNIDAD DE FOMENTO DE VIVIENDA</text:p>
          </table:table-cell>
          <table:table-cell table:style-name="odsStyleTableCell-aef54a58e74f33f42cfeaa00358da745" office:value-type="string">
            <text:p>Bs/UFV</text:p>
          </table:table-cell>
          <table:table-cell table:style-name="odsStyleTableCell-1db46edef6abd7720c6d8c4d93b12455" office:value-type="string">
            <text:p/>
          </table:table-cell>
          <table:table-cell table:style-name="odsStyleTableCell-1db46edef6abd7720c6d8c4d93b12455" office:value-type="string">
            <text:p>2.4814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fd8a64e3a702a9988d9131077ad8c3f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c2aa431cc238845f2089e548cd253004" office:value-type="string">
            <text:p> </text:p>
          </table:table-cell>
          <table:table-cell table:style-name="odsStyleTableCell-c2aa431cc238845f2089e548cd253004" office:value-type="string">
            <text:p>UNIDAD MONETARIA</text:p>
          </table:table-cell>
          <table:table-cell table:style-name="odsStyleTableCell-c2aa431cc238845f2089e548cd253004" office:value-type="string">
            <text:p>MONEDA</text:p>
          </table:table-cell>
          <table:table-cell table:style-name="odsStyleTableCell-c2aa431cc238845f2089e548cd253004" office:value-type="string">
            <text:p>TIPO DE CAMBIO EN M.E.</text:p>
          </table:table-cell>
        </table:table-row>
        <table:table-row table:style-name="ro1">
          <table:table-cell table:style-name="odsStyleTableCell-aef54a58e74f33f42cfeaa00358da745" office:value-type="string">
            <text:p>ORO</text:p>
          </table:table-cell>
          <table:table-cell table:style-name="odsStyleTableCell-aef54a58e74f33f42cfeaa00358da745" office:value-type="string">
            <text:p>ONZA TROY ORO</text:p>
          </table:table-cell>
          <table:table-cell table:style-name="odsStyleTableCell-aef54a58e74f33f42cfeaa00358da745" office:value-type="string">
            <text:p>USD./O.T.F.</text:p>
          </table:table-cell>
          <table:table-cell table:style-name="odsStyleTableCell-1db46edef6abd7720c6d8c4d93b12455" office:value-type="string">
            <text:p>2,027.70000</text:p>
          </table:table-cell>
        </table:table-row>
        <table:table-row table:style-name="ro1">
          <table:table-cell table:style-name="odsStyleTableCell-aef54a58e74f33f42cfeaa00358da745" office:value-type="string">
            <text:p>PLATA</text:p>
          </table:table-cell>
          <table:table-cell table:style-name="odsStyleTableCell-aef54a58e74f33f42cfeaa00358da745" office:value-type="string">
            <text:p>ONZA TROY PLATA</text:p>
          </table:table-cell>
          <table:table-cell table:style-name="odsStyleTableCell-aef54a58e74f33f42cfeaa00358da745" office:value-type="string">
            <text:p>USD./O.T.F.</text:p>
          </table:table-cell>
          <table:table-cell table:style-name="odsStyleTableCell-1db46edef6abd7720c6d8c4d93b12455" office:value-type="string">
            <text:p>23.065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fd8a64e3a702a9988d9131077ad8c3f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c2aa431cc238845f2089e548cd253004" office:value-type="string">
            <text:p> </text:p>
          </table:table-cell>
          <table:table-cell table:style-name="odsStyleTableCell-c2aa431cc238845f2089e548cd253004" office:value-type="string">
            <text:p>1 MES</text:p>
          </table:table-cell>
          <table:table-cell table:style-name="odsStyleTableCell-c2aa431cc238845f2089e548cd253004" office:value-type="string">
            <text:p>3 MESES</text:p>
          </table:table-cell>
          <table:table-cell table:style-name="odsStyleTableCell-c2aa431cc238845f2089e548cd253004" office:value-type="string">
            <text:p>6 MESES</text:p>
          </table:table-cell>
        </table:table-row>
        <table:table-row table:style-name="ro1">
          <table:table-cell table:style-name="odsStyleTableCell-4e72f6bcb1cd06f300ddaa3579fa71b5" office:value-type="string">
            <text:p>TASA LIBOR(USD)</text:p>
          </table:table-cell>
          <table:table-cell table:style-name="odsStyleTableCell-1db46edef6abd7720c6d8c4d93b12455" office:value-type="string">
            <text:p>5.43</text:p>
          </table:table-cell>
          <table:table-cell table:style-name="odsStyleTableCell-1db46edef6abd7720c6d8c4d93b12455" office:value-type="string">
            <text:p>5.59</text:p>
          </table:table-cell>
          <table:table-cell table:style-name="odsStyleTableCell-1db46edef6abd7720c6d8c4d93b12455" office:value-type="string">
            <text:p>5.6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ef54a58e74f33f42cfeaa00358da745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29</meta:creation-date>
    <meta:generator>ods générator</meta:generator>
    <dc:date>2024-10-16T13:16:29</dc:date>
    <meta:editing-duration>PT1S</meta:editing-duration>
    <meta:editing-cycles>1</meta:editing-cycles>
    <meta:document-statistic meta:table-count="1" meta:cell-count="4" meta:object-count="0"/>
  </office:meta>
</office:document-meta>
</file>